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color="#3399ff" officeooo:rsid="00174f80" officeooo:paragraph-rsid="00174f80"/>
    </style:style>
    <style:style style:name="P2" style:family="paragraph" style:parent-style-name="Text_20_body" style:list-style-name="L1">
      <style:text-properties officeooo:rsid="00178126" officeooo:paragraph-rsid="0017e91c"/>
    </style:style>
    <style:style style:name="P3" style:family="paragraph" style:parent-style-name="Text_20_body" style:list-style-name="L2">
      <style:text-properties officeooo:rsid="00178126" officeooo:paragraph-rsid="00178126"/>
    </style:style>
    <style:style style:name="P4" style:family="paragraph" style:parent-style-name="Text_20_body" style:list-style-name="L2">
      <style:text-properties officeooo:rsid="00178126" officeooo:paragraph-rsid="0017e91c"/>
    </style:style>
    <style:style style:name="P5" style:family="paragraph" style:parent-style-name="Text_20_body" style:list-style-name="L3">
      <style:text-properties officeooo:rsid="00178126" officeooo:paragraph-rsid="00178126"/>
    </style:style>
    <style:style style:name="P6" style:family="paragraph" style:parent-style-name="Text_20_body" style:list-style-name="L3">
      <style:text-properties officeooo:rsid="00178126" officeooo:paragraph-rsid="0017e91c"/>
    </style:style>
    <style:style style:name="P7" style:family="paragraph" style:parent-style-name="Text_20_body" style:list-style-name="L4">
      <style:text-properties officeooo:rsid="00178126" officeooo:paragraph-rsid="00178126"/>
    </style:style>
    <style:style style:name="P8" style:family="paragraph" style:parent-style-name="Text_20_body" style:list-style-name="L5">
      <style:text-properties officeooo:rsid="00178126" officeooo:paragraph-rsid="00178126"/>
    </style:style>
    <style:style style:name="P9" style:family="paragraph" style:parent-style-name="Text_20_body" style:list-style-name="L7">
      <style:text-properties officeooo:rsid="00178126" officeooo:paragraph-rsid="00178126"/>
    </style:style>
    <style:style style:name="P10" style:family="paragraph" style:parent-style-name="Text_20_body" style:list-style-name="L2">
      <style:text-properties officeooo:rsid="00422628" officeooo:paragraph-rsid="00422628"/>
    </style:style>
    <style:style style:name="P11" style:family="paragraph" style:parent-style-name="Text_20_body" style:list-style-name="L2">
      <style:text-properties officeooo:rsid="001e5a99" officeooo:paragraph-rsid="001e5a99"/>
    </style:style>
    <style:style style:name="P12" style:family="paragraph" style:parent-style-name="Text_20_body" style:list-style-name="L2">
      <style:text-properties officeooo:rsid="001d377d" officeooo:paragraph-rsid="001d377d"/>
    </style:style>
    <style:style style:name="P13" style:family="paragraph" style:parent-style-name="Text_20_body" style:list-style-name="L2">
      <style:text-properties officeooo:rsid="0024d91b" officeooo:paragraph-rsid="0024d91b"/>
    </style:style>
    <style:style style:name="P14" style:family="paragraph" style:parent-style-name="Text_20_body" style:list-style-name="L2">
      <style:text-properties officeooo:rsid="002a80ea" officeooo:paragraph-rsid="002a80ea"/>
    </style:style>
    <style:style style:name="P15" style:family="paragraph" style:parent-style-name="Text_20_body" style:list-style-name="L3">
      <style:text-properties officeooo:rsid="002042a0" officeooo:paragraph-rsid="002042a0"/>
    </style:style>
    <style:style style:name="P16" style:family="paragraph" style:parent-style-name="Text_20_body" style:list-style-name="L3">
      <style:text-properties officeooo:rsid="0017e91c" officeooo:paragraph-rsid="0017e91c"/>
    </style:style>
    <style:style style:name="P17" style:family="paragraph" style:parent-style-name="Text_20_body" style:list-style-name="L3">
      <style:text-properties officeooo:rsid="001aa212" officeooo:paragraph-rsid="001aa212"/>
    </style:style>
    <style:style style:name="P18" style:family="paragraph" style:parent-style-name="Text_20_body" style:list-style-name="L3">
      <style:text-properties officeooo:rsid="001ca7df" officeooo:paragraph-rsid="001ca7df"/>
    </style:style>
    <style:style style:name="P19" style:family="paragraph" style:parent-style-name="Text_20_body" style:list-style-name="L3">
      <style:text-properties officeooo:rsid="0023bb62" officeooo:paragraph-rsid="0023bb62"/>
    </style:style>
    <style:style style:name="P20" style:family="paragraph" style:parent-style-name="Text_20_body" style:list-style-name="L3">
      <style:text-properties officeooo:rsid="002837c4" officeooo:paragraph-rsid="002837c4"/>
    </style:style>
    <style:style style:name="P21" style:family="paragraph" style:parent-style-name="Text_20_body" style:list-style-name="L3">
      <style:text-properties officeooo:rsid="002c5bc5" officeooo:paragraph-rsid="002c5bc5"/>
    </style:style>
    <style:style style:name="P22" style:family="paragraph" style:parent-style-name="Text_20_body" style:list-style-name="L3">
      <style:text-properties officeooo:rsid="003a8bdb" officeooo:paragraph-rsid="003a8bdb"/>
    </style:style>
    <style:style style:name="P23" style:family="paragraph" style:parent-style-name="Text_20_body" style:list-style-name="L3">
      <style:text-properties officeooo:rsid="002fcdb3" officeooo:paragraph-rsid="002fcdb3"/>
    </style:style>
    <style:style style:name="P24" style:family="paragraph" style:parent-style-name="Text_20_body" style:list-style-name="L5">
      <style:text-properties officeooo:rsid="0033592c" officeooo:paragraph-rsid="0033592c"/>
    </style:style>
    <style:style style:name="P25" style:family="paragraph" style:parent-style-name="Text_20_body" style:list-style-name="L5">
      <style:text-properties officeooo:rsid="0034d019" officeooo:paragraph-rsid="0034d019"/>
    </style:style>
    <style:style style:name="P26" style:family="paragraph" style:parent-style-name="Text_20_body" style:list-style-name="L6">
      <style:text-properties officeooo:rsid="004a5b78" officeooo:paragraph-rsid="004a5b78"/>
    </style:style>
    <style:style style:name="P27" style:family="paragraph" style:parent-style-name="Text_20_body" style:list-style-name="L6">
      <style:text-properties officeooo:rsid="00457365" officeooo:paragraph-rsid="00457365"/>
    </style:style>
    <style:style style:name="P28" style:family="paragraph" style:parent-style-name="Text_20_body" style:list-style-name="L6">
      <style:text-properties officeooo:rsid="00487715" officeooo:paragraph-rsid="00487715"/>
    </style:style>
    <style:style style:name="P29" style:family="paragraph" style:parent-style-name="Text_20_body" style:list-style-name="L7">
      <style:text-properties officeooo:rsid="00312392" officeooo:paragraph-rsid="00312392"/>
    </style:style>
    <style:style style:name="P30" style:family="paragraph" style:parent-style-name="Text_20_body" style:list-style-name="L7">
      <style:text-properties officeooo:rsid="003b726f" officeooo:paragraph-rsid="003fe3b3"/>
    </style:style>
    <style:style style:name="P31" style:family="paragraph" style:parent-style-name="Text_20_body" style:list-style-name="L7">
      <style:text-properties officeooo:rsid="003c77df" officeooo:paragraph-rsid="003fe3b3"/>
    </style:style>
    <style:style style:name="P32" style:family="paragraph" style:parent-style-name="Text_20_body" style:list-style-name="L7">
      <style:text-properties officeooo:rsid="003c87b0" officeooo:paragraph-rsid="003fe3b3"/>
    </style:style>
    <style:style style:name="P33" style:family="paragraph" style:parent-style-name="Text_20_body" style:list-style-name="L8">
      <style:text-properties officeooo:rsid="0018ad40" officeooo:paragraph-rsid="0018ad40"/>
    </style:style>
    <style:style style:name="P34" style:family="paragraph" style:parent-style-name="Text_20_body" style:list-style-name="L8">
      <style:text-properties officeooo:rsid="0021d35b" officeooo:paragraph-rsid="0021d35b"/>
    </style:style>
    <style:style style:name="P35" style:family="paragraph" style:parent-style-name="Text_20_body" style:list-style-name="L8">
      <style:text-properties officeooo:rsid="0035b463" officeooo:paragraph-rsid="0035b463"/>
    </style:style>
    <style:style style:name="P36" style:family="paragraph" style:parent-style-name="Text_20_body" style:list-style-name="L8">
      <style:text-properties officeooo:rsid="002ddcbe" officeooo:paragraph-rsid="002ddcbe"/>
    </style:style>
    <style:style style:name="P37" style:family="paragraph" style:parent-style-name="Text_20_body" style:list-style-name="L9">
      <style:text-properties officeooo:rsid="003e25ba" officeooo:paragraph-rsid="003e25ba"/>
    </style:style>
    <style:style style:name="P38" style:family="paragraph" style:parent-style-name="Text_20_body" style:list-style-name="L9">
      <style:text-properties officeooo:rsid="003e3a4b" officeooo:paragraph-rsid="003e3a4b"/>
    </style:style>
    <style:style style:name="P39" style:family="paragraph" style:parent-style-name="Text_20_body" style:list-style-name="L10">
      <style:text-properties officeooo:rsid="003fd2fb" officeooo:paragraph-rsid="003fd2fb"/>
    </style:style>
    <style:style style:name="P40" style:family="paragraph" style:parent-style-name="Text_20_body" style:list-style-name="L3">
      <style:text-properties officeooo:rsid="004c5708" officeooo:paragraph-rsid="004c5708"/>
    </style:style>
    <style:style style:name="P41" style:family="paragraph" style:parent-style-name="Heading_20_1">
      <style:text-properties officeooo:rsid="001a2d6d" officeooo:paragraph-rsid="001a2d6d"/>
    </style:style>
    <style:style style:name="P42" style:family="paragraph" style:parent-style-name="Heading_20_1">
      <style:text-properties officeooo:rsid="00178126" officeooo:paragraph-rsid="00178126"/>
    </style:style>
    <style:style style:name="P43" style:family="paragraph" style:parent-style-name="Heading_20_1" style:list-style-name="L7">
      <style:text-properties officeooo:rsid="003b726f" officeooo:paragraph-rsid="003fe3b3"/>
    </style:style>
    <style:style style:name="P44" style:family="paragraph" style:parent-style-name="Heading_20_1">
      <style:text-properties officeooo:rsid="00184488" officeooo:paragraph-rsid="00184488"/>
    </style:style>
    <style:style style:name="P45" style:family="paragraph" style:parent-style-name="Heading_20_2">
      <style:text-properties officeooo:rsid="00415f57" officeooo:paragraph-rsid="00415f57"/>
    </style:style>
    <style:style style:name="P46" style:family="paragraph" style:parent-style-name="Heading_20_2">
      <style:text-properties officeooo:rsid="003f7bf2" officeooo:paragraph-rsid="003f7bf2"/>
    </style:style>
    <style:style style:name="P47" style:family="paragraph" style:parent-style-name="Heading_20_2">
      <style:text-properties officeooo:rsid="003e25ba" officeooo:paragraph-rsid="003e25ba"/>
    </style:style>
    <style:style style:name="P48" style:family="paragraph" style:parent-style-name="Heading_20_2">
      <style:text-properties officeooo:rsid="003fd2fb" officeooo:paragraph-rsid="003fd2fb"/>
    </style:style>
    <style:style style:name="T1" style:family="text">
      <style:text-properties officeooo:rsid="001adcea"/>
    </style:style>
    <style:style style:name="T2" style:family="text">
      <style:text-properties officeooo:rsid="0020f114"/>
    </style:style>
    <style:style style:name="T3" style:family="text">
      <style:text-properties officeooo:rsid="002438f2"/>
    </style:style>
    <style:style style:name="T4" style:family="text">
      <style:text-properties officeooo:rsid="0026adf2"/>
    </style:style>
    <style:style style:name="T5" style:family="text">
      <style:text-properties officeooo:rsid="00324db2"/>
    </style:style>
    <style:style style:name="T6" style:family="text">
      <style:text-properties officeooo:rsid="003690a2"/>
    </style:style>
    <style:style style:name="T7" style:family="text">
      <style:text-properties officeooo:rsid="0037e928"/>
    </style:style>
    <style:style style:name="T8" style:family="text">
      <style:text-properties officeooo:rsid="003dcf10"/>
    </style:style>
    <style:style style:name="T9" style:family="text">
      <style:text-properties officeooo:rsid="003eadb9"/>
    </style:style>
    <style:style style:name="T10" style:family="text">
      <style:text-properties officeooo:rsid="004459b7"/>
    </style:style>
    <style:style style:name="T11" style:family="text">
      <style:text-properties officeooo:rsid="0046aefa"/>
    </style:style>
    <style:style style:name="T12" style:family="text">
      <style:text-properties officeooo:rsid="004a728b"/>
    </style:style>
    <style:style style:name="T13" style:family="text">
      <style:text-properties officeooo:rsid="004b84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ICBALL TODO</text:p>
      <text:h text:style-name="P41" text:outline-level="1">Multiplayer</text:h>
      <text:list xml:id="list1180762429042185415" text:style-name="L1">
        <text:list-item>
          <text:p text:style-name="P2">Custom ball textures</text:p>
        </text:list-item>
      </text:list>
      <text:h text:style-name="P42" text:outline-level="1">Gameplay enhancement</text:h>
      <text:list xml:id="list8170224417170938390" text:style-name="L2">
        <text:list-item>
          <text:p text:style-name="P3">Ghost recording and racing against ghosts</text:p>
        </text:list-item>
        <text:list-item>
          <text:p text:style-name="P10">Dash panels</text:p>
        </text:list-item>
        <text:list-item>
          <text:p text:style-name="P10">Bounce pads</text:p>
        </text:list-item>
        <text:list-item>
          <text:p text:style-name="P11">Items maybe</text:p>
        </text:list-item>
        <text:list-item>
          <text:p text:style-name="P4">Spin dash / drifting boost / player activated boost</text:p>
        </text:list-item>
        <text:list-item>
          <text:p text:style-name="P12">Taunts maybe? Not sure about voices</text:p>
        </text:list-item>
        <text:list-item>
          <text:p text:style-name="P12">“<text:span text:style-name="T3">Out of bounds” or invisible walls</text:span></text:p>
        </text:list-item>
        <text:list-item>
          <text:p text:style-name="P13">Splitscreen mode <text:span text:style-name="T4">eventually</text:span></text:p>
        </text:list-item>
        <text:list-item>
          <text:p text:style-name="P14">HATS</text:p>
        </text:list-item>
      </text:list>
      <text:h text:style-name="P42" text:outline-level="1">UI and system improvements</text:h>
      <text:list xml:id="list5663262401990272175" text:style-name="L3">
        <text:list-item>
          <text:p text:style-name="P5">Options menu usable in-game</text:p>
        </text:list-item>
        <text:list-item>
          <text:p text:style-name="P15">Fullscreen on/off hotkey</text:p>
        </text:list-item>
        <text:list-item>
          <text:p text:style-name="P6">End of race screen, and auto return to lobby</text:p>
        </text:list-item>
        <text:list-item>
          <text:p text:style-name="P16">Proper map introduction, animated camera</text:p>
        </text:list-item>
        <text:list-item>
          <text:p text:style-name="P17">Leaderboards for <text:span text:style-name="T1">2</text:span>-lap races (Maybe for other lap counts too)</text:p>
        </text:list-item>
        <text:list-item>
          <text:p text:style-name="P18">Stage variants (Reverse mode, alt routes and stuff like that)</text:p>
        </text:list-item>
        <text:list-item>
          <text:p text:style-name="P19">Headless server executable if possible</text:p>
        </text:list-item>
        <text:list-item>
          <text:p text:style-name="P20">24/7 server</text:p>
        </text:list-item>
        <text:list-item>
          <text:p text:style-name="P21">Custom music</text:p>
        </text:list-item>
        <text:list-item>
          <text:p text:style-name="P22">Ability to go back to the last played song</text:p>
        </text:list-item>
        <text:list-item>
          <text:p text:style-name="P23">Ability to wipe records</text:p>
        </text:list-item>
        <text:list-item>
          <text:p text:style-name="P40">race countdown has 1/100 chance of being longer (ARE YOU ABSOLUTELY READY,I CANT HEAR YOU, OH GOD BLOOD EVERYWHERE)</text:p>
        </text:list-item>
      </text:list>
      <text:h text:style-name="P42" text:outline-level="1"><text:soft-page-break/>Game modes</text:h>
      <text:list xml:id="list3953780676691795026" text:style-name="L4">
        <text:list-item>
          <text:p text:style-name="P7">Arena/Deathmatch mode if powerups are ever added</text:p>
        </text:list-item>
        <text:list-item>
          <text:p text:style-name="P7">Tag, either arena-based or in normal stages</text:p>
        </text:list-item>
        <text:list-item>
          <text:p text:style-name="P7">Elimination <text:span text:style-name="T10">(Last place disqualified every x seconds)</text:span></text:p>
        </text:list-item>
        <text:list-item>
          <text:p text:style-name="P7">Freeroam (No race)</text:p>
        </text:list-item>
      </text:list>
      <text:h text:style-name="P42" text:outline-level="1">Characters</text:h>
      <text:list xml:id="list6545559942825695138" text:style-name="L5">
        <text:list-item>
          <text:p text:style-name="P8">Jet the hawk</text:p>
        </text:list-item>
        <text:list-item>
          <text:p text:style-name="P8">Cream</text:p>
        </text:list-item>
        <text:list-item>
          <text:p text:style-name="P24">That stupid robot thing <text:span text:style-name="T7">from Sonic Heroes</text:span></text:p>
        </text:list-item>
        <text:list-item>
          <text:p text:style-name="P25">Metal blanic</text:p>
        </text:list-item>
        <text:list-item>
          <text:p text:style-name="P8">Third-party characters as rare unlockables (Too dumb?)</text:p>
        </text:list-item>
      </text:list>
      <text:h text:style-name="P45" text:outline-level="2">Easter eggs</text:h>
      <text:list xml:id="list9106786428616956692" text:style-name="L6">
        <text:list-item>
          <text:p text:style-name="P26">Chaos emurulds, 1 per stage, <text:span text:style-name="T13">very well hidden. </text:span>only possible with 7 or more stages</text:p>
        </text:list-item>
        <text:list-item>
          <text:p text:style-name="P27">Froggy, needs to be found using Big – <text:span text:style-name="T11">with </text:span>difficult platforming</text:p>
        </text:list-item>
        <text:list-item>
          <text:p text:style-name="P28">Chao variants to collect, <text:span text:style-name="T12">multiple per stage</text:span></text:p>
        </text:list-item>
      </text:list>
      <text:h text:style-name="P42" text:outline-level="1">Stages</text:h>
      <text:list xml:id="list7007653176910474400" text:style-name="L7">
        <text:list-item>
          <text:p text:style-name="P9">Revamp of all the old stages</text:p>
        </text:list-item>
        <text:list-item>
          <text:p text:style-name="P9">Marble Zone, sonic adventure</text:p>
        </text:list-item>
        <text:list-item>
          <text:p text:style-name="P9">Final Rush (Sci-fi space stage), sonic adventure</text:p>
        </text:list-item>
        <text:list-item>
          <text:p text:style-name="P29">F-Zero like stage <text:span text:style-name="T5">(maybe final rush will be this)</text:span></text:p>
        </text:list-item>
        <text:list-item>
          <text:p text:style-name="P9">City Escape, sonic adventure</text:p>
        </text:list-item>
        <text:list-item>
          <text:p text:style-name="P9">Chemical Plant, sonic 2</text:p>
        </text:list-item>
        <text:list-item>
          <text:p text:style-name="P9">Lost Worlds, sonic adventure</text:p>
        </text:list-item>
        <text:list-item>
          <text:p text:style-name="P9">Huge plinko board a la casino levels</text:p>
        </text:list-item>
        <text:list-item>
          <text:p text:style-name="P9">Swamp (Lost jungle from Sonic Heroes?)</text:p>
        </text:list-item>
        <text:list-item>
          <text:p text:style-name="P9">Fuckin Hang Castle</text:p>
        </text:list-item>
        <text:list-item>
          <text:h text:style-name="P43" text:outline-level="1">Ideas for game logic revamp <text:span text:style-name="T8">and related stuff</text:span></text:h>
        </text:list-item>
        <text:list-item>
          <text:p text:style-name="P30">Create a base class for all gamemodes</text:p>
        </text:list-item>
        <text:list-item>
          <text:p text:style-name="P30"><text:soft-page-break/>“Racer” scripts are kept in the gamemode's class instead of on the individual players</text:p>
        </text:list-item>
        <text:list-item>
          <text:p text:style-name="P31">Players instead have generic functions that the gamemode can use (Like an event for when a checkpoint is passed though)</text:p>
        </text:list-item>
        <text:list-item>
          <text:p text:style-name="P32">Race intros: Show different parts of the map while panning until all players are loaded. When playing singleplayer, wait for the player to press a button. When the intro is done, start the camera behind the finish line and slowly pan it towards the player.</text:p>
        </text:list-item>
      </text:list>
      <text:h text:style-name="P44" text:outline-level="1">Bugs</text:h>
      <text:h text:style-name="P46" text:outline-level="2">Before v0.6.2</text:h>
      <text:list xml:id="list1066714305981360050" text:style-name="L8">
        <text:list-item>
          <text:p text:style-name="P33"><text:span text:style-name="T2">S</text:span>ometimes <text:span text:style-name="T2">the</text:span> character menu bugs out (only one report)</text:p>
        </text:list-item>
        <text:list-item>
          <text:p text:style-name="P33"><text:span text:style-name="T2">W</text:span>rong port picked up by master server!</text:p>
        </text:list-item>
        <text:list-item>
          <text:p text:style-name="P33"><text:span text:style-name="T2">J</text:span>oining game in progress sometimes doesnt spawn anything</text:p>
        </text:list-item>
        <text:list-item>
          <text:p text:style-name="P34">Multiplayer is generally buggy as fuck.</text:p>
        </text:list-item>
        <text:list-item>
          <text:p text:style-name="P33"><text:span text:style-name="T2">S</text:span>ometimes, half the players get set to spectators with their balls still spawning.</text:p>
        </text:list-item>
        <text:list-item>
          <text:p text:style-name="P35">Race timer seems to be tied to framerate issues and goes faster with low framerates. <text:span text:style-name="T6">Testing needed (This is most likely wrong)</text:span></text:p>
        </text:list-item>
        <text:list-item>
          <text:p text:style-name="P33"><text:span text:style-name="T2">P</text:span>layer ball sometimes wont spawn when starting race</text:p>
        </text:list-item>
        <text:list-item>
          <text:p text:style-name="P33"><text:span text:style-name="T2">C</text:span>am is spinning around (source: dualshock controllers)</text:p>
        </text:list-item>
        <text:list-item>
          <text:p text:style-name="P33"><text:span text:style-name="T2">B</text:span>all respawn points are clientside... <text:span text:style-name="T2">actually everything is clientside</text:span></text:p>
        </text:list-item>
        <text:list-item>
          <text:p text:style-name="P36">When the match is finished, race positions break</text:p>
        </text:list-item>
      </text:list>
      <text:h text:style-name="P47" text:outline-level="2">v0.6.2</text:h>
      <text:list xml:id="list110185183151697107" text:style-name="L9">
        <text:list-item>
          <text:p text:style-name="P37">Nullreferenceexception in racer.respawn</text:p>
        </text:list-item>
        <text:list-item>
          <text:p text:style-name="P37">sometimes players dont get sent back to the lobby</text:p>
        </text:list-item>
        <text:list-item>
          <text:p text:style-name="P37">lobby ball doesnt spawn when returning to <text:span text:style-name="T9">it</text:span></text:p>
        </text:list-item>
        <text:list-item>
          <text:p text:style-name="P38">massive lagspikes!</text:p>
        </text:list-item>
      </text:list>
      <text:h text:style-name="P48" text:outline-level="2">Dev build</text:h>
      <text:list xml:id="list1611853685292049384" text:style-name="L10">
        <text:list-item>
          <text:p text:style-name="P39">MasterServer won't poll after having failed once if the internet is disconnec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8:51:51.628000000</meta:creation-date>
    <dc:date>2015-08-15T17:27:48.050000000</dc:date>
    <meta:editing-duration>PT4H10M28S</meta:editing-duration>
    <meta:editing-cycles>65</meta:editing-cycles>
    <meta:generator>LibreOffice/4.3.7.2$Windows_x86 LibreOffice_project/8a35821d8636a03b8bf4e15b48f59794652c68ba</meta:generator>
    <meta:document-statistic meta:table-count="0" meta:image-count="0" meta:object-count="0" meta:page-count="3" meta:paragraph-count="76" meta:word-count="562" meta:character-count="3141" meta:non-whitespace-character-count="2718"/>
  </office:meta>
</office:document-meta>
</file>